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999cm" fo:margin-left="0.079cm" table:align="left"/>
    </style:style>
    <style:style style:name="Table1.A" style:family="table-column">
      <style:table-column-properties style:column-width="2.037cm"/>
    </style:style>
    <style:style style:name="Table1.B" style:family="table-column">
      <style:table-column-properties style:column-width="2.461cm"/>
    </style:style>
    <style:style style:name="Table1.C" style:family="table-column">
      <style:table-column-properties style:column-width="8.202cm"/>
    </style:style>
    <style:style style:name="Table1.D" style:family="table-column">
      <style:table-column-properties style:column-width="4.29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Normal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ítulo" style:master-page-name="MPF0">
      <style:paragraph-properties style:page-number="auto" fo:break-before="page"/>
    </style:style>
    <style:style style:name="P11" style:family="paragraph" style:parent-style-name="Heading_20_1" style:master-page-name="MP1">
      <style:paragraph-properties style:page-number="auto" fo:break-before="page"/>
    </style:style>
    <style:style style:name="P12" style:family="paragraph" style:parent-style-name="Heading_20_1" style:master-page-name="MP3">
      <style:paragraph-properties style:page-number="auto" fo:break-before="page"/>
    </style:style>
    <style:style style:name="P13" style:family="paragraph" style:parent-style-name="Contents_20_Heading" style:master-page-name="MP2">
      <style:paragraph-properties style:page-number="auto" fo:break-before="page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1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1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1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1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1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1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1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1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WW_5f_CharLFO2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2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2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2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2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2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2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2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2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WW_5f_CharLFO3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3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3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3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3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3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3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3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3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WW_5f_CharLFO10LVL1" text:bullet-char="•">
        <style:list-level-properties/>
        <style:text-properties style:font-name="OpenSymbol"/>
      </text:list-level-style-bullet>
      <text:list-level-style-bullet text:level="2" text:style-name="WW_5f_CharLFO10LVL2" text:bullet-char="◦">
        <style:list-level-properties/>
        <style:text-properties style:font-name="OpenSymbol"/>
      </text:list-level-style-bullet>
      <text:list-level-style-bullet text:level="3" text:style-name="WW_5f_CharLFO10LVL3" text:bullet-char="▪">
        <style:list-level-properties/>
        <style:text-properties style:font-name="OpenSymbol"/>
      </text:list-level-style-bullet>
      <text:list-level-style-bullet text:level="4" text:style-name="WW_5f_CharLFO10LVL4" text:bullet-char="•">
        <style:list-level-properties/>
        <style:text-properties style:font-name="OpenSymbol"/>
      </text:list-level-style-bullet>
      <text:list-level-style-bullet text:level="5" text:style-name="WW_5f_CharLFO10LVL5" text:bullet-char="◦">
        <style:list-level-properties/>
        <style:text-properties style:font-name="OpenSymbol"/>
      </text:list-level-style-bullet>
      <text:list-level-style-bullet text:level="6" text:style-name="WW_5f_CharLFO10LVL6" text:bullet-char="▪">
        <style:list-level-properties/>
        <style:text-properties style:font-name="OpenSymbol"/>
      </text:list-level-style-bullet>
      <text:list-level-style-bullet text:level="7" text:style-name="WW_5f_CharLFO10LVL7" text:bullet-char="•">
        <style:list-level-properties/>
        <style:text-properties style:font-name="OpenSymbol"/>
      </text:list-level-style-bullet>
      <text:list-level-style-bullet text:level="8" text:style-name="WW_5f_CharLFO10LVL8" text:bullet-char="◦">
        <style:list-level-properties/>
        <style:text-properties style:font-name="OpenSymbol"/>
      </text:list-level-style-bullet>
      <text:list-level-style-bullet text:level="9" text:style-name="WW_5f_CharLFO10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FIUBA - 7507</text:p>
      <text:p text:style-name="Title">Algoritmos y programación 3</text:p>
      <text:p text:style-name="Subtitle">Trabajo práctico 3: Algo3-Man</text:p>
      <text:p text:style-name="P2">2do cuatrimestre, 2009</text:p>
      <text:p text:style-name="P2">(trabajo grupal)</text:p>
      <text:p text:style-name="Text_20_body"><draw:frame draw:style-name="fr1" draw:name="Marco1" text:anchor-type="paragraph" svg:x="0.004cm" svg:y="0.84cm" svg:width="13.167cm" style:rel-width="scale" svg:height="12.982cm" style:rel-height="scale-min" draw:z-index="0"><draw:text-box><text:p text:style-name="Text_20_body">Alumnos:</text:p><text:p text:style-name="Text_20_body"><text:a xlink:type="simple" xlink:href="mailto:juan@perez.com" office:target-frame-name="_top" xlink:show="replace">90367, Palladoro Federico Ezequiel, el_fede521@yahoo.com.ar</text:a></text:p><text:p text:style-name="Text_20_body"><text:a xlink:type="simple" xlink:href="mailto:juan@perez.com" office:target-frame-name="_top" xlink:show="replace">90445, Rodriguez Marcelo, marcelo_yugo@yahoo.com.ar</text:a></text:p><text:p text:style-name="Text_20_body"><text:a xlink:type="simple" xlink:href="mailto:juan@perez.com" office:target-frame-name="_top" xlink:show="replace">[padrón, nombre, email]</text:a></text:p><text:p text:style-name="Text_20_body"><text:a xlink:type="simple" xlink:href="mailto:juan@perez.com" office:target-frame-name="_top" xlink:show="replace">[padrón, nombre, email]</text:a></text:p><text:p text:style-name="Text_20_body"><text:a xlink:type="simple" xlink:href="mailto:juan@perez.com" office:target-frame-name="_top" xlink:show="replace"/></text:p><text:p text:style-name="Text_20_body">Corrector:</text:p><text:p text:style-name="Text_20_body"/><text:p text:style-name="Text_20_body">Observaciones entrega 1:</text:p><text:p text:style-name="Text_20_body"/><text:p text:style-name="Text_20_body"/><text:p text:style-name="Text_20_body">Observaciones entrega 2:</text:p><text:p text:style-name="Text_20_body"/><text:p text:style-name="Text_20_body"/><text:p text:style-name="Text_20_body">Observaciones entrega 3:</text:p><text:p text:style-name="Text_20_body"/><text:p text:style-name="Text_20_body"/><text:p text:style-name="Text_20_body">Nota Final:</text:p></draw:text-box></draw:frame></text:p>
      <text:h text:style-name="P11" text:outline-level="1">Control de cambi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ón</text:p>
          </table:table-cell>
          <table:table-cell table:style-name="Table1.A1" office:value-type="string">
            <text:p text:style-name="Table_20_Contents">Fecha</text:p>
          </table:table-cell>
          <table:table-cell table:style-name="Table1.A1" office:value-type="string">
            <text:p text:style-name="Table_20_Contents">Descripción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A2" office:value-type="string">
            <text:p text:style-name="Table_20_Contents">5/11/2009</text:p>
          </table:table-cell>
          <table:table-cell table:style-name="Table1.A2" office:value-type="string">
            <text:p text:style-name="Table_20_Contents">Versión inicial. Definición de la estructura del documento.</text:p>
          </table:table-cell>
          <table:table-cell table:style-name="Table1.D2" office:value-type="string">
            <text:p text:style-name="Table_20_Contents">Pablo Suárez</text:p>
          </table:table-cell>
        </table:table-row>
        <table:table-row>
          <table:table-cell table:style-name="Table1.A3" office:value-type="float" office:value="1">
            <text:p text:style-name="Table_20_Contents">1</text:p>
          </table:table-cell>
          <table:table-cell table:style-name="Table1.B3" office:value-type="date" office:date-value="2009-12-11">
            <text:p text:style-name="Table_20_Contents">11/12/09</text:p>
          </table:table-cell>
          <table:table-cell table:style-name="Table1.A2" office:value-type="string">
            <text:p text:style-name="Table_20_Contents">Se agregaron supuestos y diagramas</text:p>
          </table:table-cell>
          <table:table-cell table:style-name="Table1.D2" office:value-type="string">
            <text:p text:style-name="Table_20_Contents">Marcelo Rodriguez</text:p>
          </table:table-cell>
        </table:table-row>
      </table:table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13">Table of Contents</text:p>
          </text:index-title>
          <text:p text:style-name="P4">Control de cambios<text:tab/>2</text:p>
          <text:p text:style-name="P4">Introducción<text:tab/>4</text:p>
          <text:p text:style-name="P4">Objetivo del trabajo<text:tab/>4</text:p>
          <text:p text:style-name="P4">Consigna<text:tab/>4</text:p>
          <text:p text:style-name="P4">Modalidad de trabajo<text:tab/>4</text:p>
          <text:p text:style-name="P4">Entregables<text:tab/>4</text:p>
          <text:p text:style-name="P4">Supuestos<text:tab/>5</text:p>
          <text:p text:style-name="P4">Herramientas y modo de entrega<text:tab/>5</text:p>
          <text:p text:style-name="P4">Modelo de dominio<text:tab/>5</text:p>
          <text:p text:style-name="P4">Diagramas de clases<text:tab/>5</text:p>
          <text:p text:style-name="P4">Detalles de implementación<text:tab/>5</text:p>
          <text:p text:style-name="P4">Excepciones<text:tab/>5</text:p>
          <text:p text:style-name="P4">Diagramas de secuencia<text:tab/>5</text:p>
          <text:p text:style-name="P4">Diagramas de estado<text:tab/>5</text:p>
          <text:p text:style-name="P4">Diagramas de paquetes<text:tab/>6</text:p>
          <text:p text:style-name="P4">Extensiones<text:tab/>6</text:p>
          <text:p text:style-name="P4">Concurrencia<text:tab/>6</text:p>
          <text:p text:style-name="P4">Persistencia<text:tab/>6</text:p>
          <text:p text:style-name="P4">Código fuente<text:tab/>6</text:p>
          <text:p text:style-name="P4">Checklist de corrección<text:tab/>6</text:p>
          <text:p text:style-name="P4">Carpeta<text:tab/>6</text:p>
          <text:p text:style-name="P4">Código<text:tab/>7</text:p>
        </text:index-body>
      </text:table-of-content>
      <text:p text:style-name="Contents_20_3"/>
      <text:h text:style-name="P12" text:outline-level="1">Introducción</text:h>
      <text:h text:style-name="Heading_20_2" text:outline-level="2">Objetivo del trabajo</text:h>
      <text:p text:style-name="Text_20_body">Aplicar los conceptos enseñados en la materia a la resolución de un problema, trabajando en grupo y utilizando Java, C# o Smalltalk (a elección del grupo).</text:p>
      <text:h text:style-name="Heading_20_2" text:outline-level="2">Consigna</text:h>
      <text:p text:style-name="Text_20_body"/>
      <text:p text:style-name="Text_20_body">El trabajo consiste en realizar una aplicación, específicamente un juego al estilo 'Pac-Man'.</text:p>
      <text:p text:style-name="Text_20_body">Deberán tenerse en cuenta las siguientes consignas:</text:p>
      <text:list xml:id="list37544891" text:style-name="L1">
        <text:list-item>
          <text:p text:style-name="P5">El laberinto deberá poder ser variable (o sea no debe estar 'hard-coded' en el código).</text:p>
        </text:list-item>
        <text:list-item>
          <text:p text:style-name="P5">Cada fantasma tiene sus propias características, incluyendo velocidad y estrategia para atrapar al jugador.</text:p>
        </text:list-item>
        <text:list-item>
          <text:p text:style-name="P5">Los fantasmas cambian su comportamiento cuando el jugador 'come' un 'punto de poder', el cual le permite atacar a los fantasmas por un tiempo limitado.</text:p>
        </text:list-item>
        <text:list-item>
          <text:p text:style-name="P5">La duración del efecto del 'punto de poder' varía a medida que se avanza en nivel.</text:p>
        </text:list-item>
        <text:list-item>
          <text:p text:style-name="P5">La velocidad de los fantasmas varía al avanzar de nivel.</text:p>
        </text:list-item>
        <text:list-item>
          <text:p text:style-name="P5">Cada tanto aparecen elementos adicionales que al ser comidos por el jugador le dan puntos adicionales.</text:p>
        </text:list-item>
      </text:list>
      <text:p text:style-name="Text_20_body">Para ver mas detalles que pueden usarse como guía, ver: <text:bookmark-start text:name="DDE_LINK"/>http://en.wikipedia.org/wiki/Pacman<text:bookmark-end text:name="DDE_LINK"/></text:p>
      <text:p text:style-name="Text_20_body"/>
      <text:p text:style-name="Text_20_body">Alcance del trabajo:</text:p>
      <text:list xml:id="list37552591" text:style-name="L2">
        <text:list-item>
          <text:p text:style-name="P6">Se deberá realizar el modelo, con sus diagramas correspondientes (clases, estado, secuencia y paquetes).</text:p>
        </text:list-item>
        <text:list-item>
          <text:p text:style-name="P6">Deberá haber un conjunto abarcativo de pruebas unitarias.</text:p>
        </text:list-item>
        <text:list-item>
          <text:p text:style-name="P6">Se deberá implementar una interfaz visual básica. Para esto el curso proveerá de herramientas que permitirá el desarrollo de esta interfaz facilitando el trabajo en este aspecto de la entrega.</text:p>
        </text:list-item>
      </text:list>
      <text:p text:style-name="Text_20_body"/>
      <text:h text:style-name="Heading_20_2" text:outline-level="2">Modalidad de trabajo</text:h>
      <text:p text:style-name="Text_20_body">Los alumnos se organizarán en grupos de 4. Cada grupo tendrá a cargo un docente quien les guiará en cuanto a las dudas para la implementación del trabajo y realizará la corrección del mismo.</text:p>
      <text:p text:style-name="Text_20_body"><text:s/></text:p>
      <text:h text:style-name="Heading_20_2" text:outline-level="2"><text:soft-page-break/>Entregables</text:h>
      <text:p text:style-name="Text_20_body">El trabajo consta de 3 entregables, los cuales se harán en etapas:</text:p>
      <text:list xml:id="list37547789" text:style-name="L3">
        <text:list-item>
          <text:p text:style-name="P7">Modelo de la solución, expresada en los diagramas correspondientes. (fecha de entrega: semana del 9 de noviembre)</text:p>
        </text:list-item>
        <text:list-item>
          <text:p text:style-name="P7">Codificación del modelo, con las pruebas unitarias correspondientes y los elementos del presente informe. (fecha de entrega: semana del 23 de noviembre)</text:p>
        </text:list-item>
        <text:list-item>
          <text:p text:style-name="P7">Implementación de la interfaz gráfica básica. (fecha de entrega: semana del 30 de noviembre)</text:p>
        </text:list-item>
      </text:list>
      <text:p text:style-name="Text_20_body"/>
      <text:h text:style-name="Heading_20_2" text:outline-level="2">Supuestos</text:h>
      <text:p text:style-name="Text_20_body">El juego consta de un tablero, cuatro fantasmas de distintos colores y con distintos comportamientos, los cuales siempre tratan de comer al pacman, <text:s/>que es el elemento manejado por el jugador.</text:p>
      <text:p text:style-name="Text_20_body">El tablero va a tener 4 redondeles de potencia cerca de los angulos, lo que hacen estos redondeles es que al ser comido por el pacman los fantasmas cambian su comportamiento y comienzan a escaparse del pacman, ya que en este estado pueden ser comidos por el pacman.</text:p>
      <text:p text:style-name="Text_20_body">El tablero va a estar llenos de semillas que son comidas por el pacman, y al finalizar la cantidad de semillas se gana el nivel y se pasa al nivel proxímo.</text:p>
      <text:p text:style-name="Text_20_body">Al cambiar de nivel el desplazamiento de los fantasmas es mas veloz, y al comer un redondel de poder el tiempo que dura esta va a ser menor.</text:p>
      <text:p text:style-name="Text_20_body">Ademas se encuentran en forma transitoria redondeles rojos o azules, que en caso de ser comidos por el pacman le asigana puntos extras al jugador.</text:p>
      <text:h text:style-name="Heading_20_2" text:outline-level="2">Herramientas y modo de entrega</text:h>
      <text:p text:style-name="Text_20_body">Se deberá entregar el informe correspondiente en forma impresa y digital. La forma de entrega del código de la aplicación en sí se acordará con el ayudante asignado a los grupos.</text:p>
      <text:p text:style-name="Text_20_body"/>
      <text:h text:style-name="Heading_20_1" text:outline-level="1">Modelo de dominio</text:h>
      <text:p text:style-name="Text_20_body">[Explicar cómo se encaró el TP]</text:p>
      <text:h text:style-name="Heading_20_2" text:outline-level="2">Diagramas de clases</text:h>
      <text:p text:style-name="Text_20_body">[uno o varios diagramas de clases, mostrando la relación estática entre las clases, pueden agregar todo el texto necesario para aclarar y explicar su diseño, recuerden que la idea de todo el documento es que quede documentado y entendible como está hecho el TP]</text:p>
      <text:h text:style-name="Heading_20_2" text:outline-level="2"><text:soft-page-break/>Detalles de implementación</text:h>
      <text:p text:style-name="Text_20_body">[hay ciertas clases que puede resultar interesante como están implementadas internamente, en esta sección cuenten sobre esas clases, por ejemplo: como está implementado internamente el tablero]</text:p>
      <text:h text:style-name="Heading_20_2" text:outline-level="2">Excepciones</text:h>
      <text:p text:style-name="Text_20_body">[explicar las excepciones creadas y con qué fin fueron creadas]</text:p>
      <text:h text:style-name="Heading_20_2" text:outline-level="2">Diagramas de secuencia</text:h>
      <text:p text:style-name="Text_20_body">[pongan las secuencias interesantes que hayan implementado. Pueden agregar texto para explicar si algo no queda claro]</text:p>
      <text:p text:style-name="Text_20_body"/>
      <text:h text:style-name="Heading_20_2" text:outline-level="2">Diagramas de estado</text:h>
      <text:p text:style-name="Text_20_body">[pongan las secuencias interesantes que hayan implementado. Pueden agregar texto para explicar si algo no queda claro]</text:p>
      <text:p text:style-name="Text_20_body"/>
      <text:h text:style-name="Heading_20_2" text:outline-level="2">Diagramas de paquetes</text:h>
      <text:p text:style-name="Text_20_body">[pongan las secuencias interesantes que hayan implementado. Pueden agregar texto para explicar si algo no queda claro]</text:p>
      <text:p text:style-name="Text_20_body"/>
      <text:h text:style-name="Heading_20_1" text:outline-level="1">Extensiones</text:h>
      <text:p text:style-name="Text_20_body"/>
      <text:h text:style-name="Heading_20_2" text:outline-level="2">Concurrencia</text:h>
      <text:p text:style-name="Text_20_body">[Explicar en qué parte del trabajo se podría aplicar concurrencia, y los beneficios y la problemática que representa]</text:p>
      <text:p text:style-name="Text_20_body"/>
      <text:h text:style-name="Heading_20_2" text:outline-level="2">Persistencia</text:h>
      <text:p text:style-name="Text_20_body">[Explicar en qué parte del trabajo se podría aplicar persistencia, y los beneficios y la problemática que representa]</text:p>
      <text:p text:style-name="Text_20_body"/>
      <text:h text:style-name="Heading_20_1" text:outline-level="1">Código fuente</text:h>
      <text:p text:style-name="Text_20_body">[Código fuente impreso de las clases del dominio (no pruebas). Acordar con el ayudante si se entregará el código impreso o no.]</text:p>
      <text:h text:style-name="Heading_20_1" text:outline-level="1"><text:soft-page-break/>Checklist de corrección</text:h>
      <text:p text:style-name="Text_20_body">Esta sección es para uso exclusivo de la cátedra, por favor no modificar.</text:p>
      <text:h text:style-name="Heading_20_2" text:outline-level="2">Carpeta</text:h>
      <text:p text:style-name="Text_20_body"/>
      <text:p text:style-name="P3">Generalidades</text:p>
      <text:list xml:id="list37558565" text:style-name="L4">
        <text:list-item>
          <text:p text:style-name="P8">¿Son correctos los supuestos y extensiones?</text:p>
        </text:list-item>
        <text:list-item>
          <text:p text:style-name="P8">¿Es prolija la presentación? (hojas del mismo tamaño, numeradas y con tipografía uniforme) </text:p>
        </text:list-item>
        <text:list-item>
          <text:p text:style-name="P8">¿Está completa la carátula? (número de grupo, nombre, mail y padrón de cada integrante) </text:p>
        </text:list-item>
      </text:list>
      <text:p text:style-name="P3"/>
      <text:p text:style-name="P3">Modelo</text:p>
      <text:list xml:id="list37551117" text:continue-list="list37558565" text:style-name="L4">
        <text:list-item text:start-value="1">
          <text:p text:style-name="P8">¿Está completo?¿Contempla la totalidad del problema?</text:p>
        </text:list-item>
        <text:list-item>
          <text:p text:style-name="P8">¿Respeta encapsulamiento?</text:p>
        </text:list-item>
        <text:list-item>
          <text:p text:style-name="P8">¿Respeta ocultamiento de información?</text:p>
        </text:list-item>
        <text:list-item>
          <text:p text:style-name="P8">¿Hace un buen uso de excepciones?</text:p>
        </text:list-item>
        <text:list-item>
          <text:p text:style-name="P8">¿Utiliza polimorfismo en las situaciones esperadas?</text:p>
        </text:list-item>
      </text:list>
      <text:p text:style-name="P3"/>
      <text:p text:style-name="P3">Diagrama de clases</text:p>
      <text:list xml:id="list37575032" text:continue-list="list37551117" text:style-name="L4">
        <text:list-item text:start-value="1">
          <text:p text:style-name="P8">¿Está completo?</text:p>
        </text:list-item>
        <text:list-item>
          <text:p text:style-name="P8">¿Está bien utilizada la notación?</text:p>
        </text:list-item>
      </text:list>
      <text:p text:style-name="P3"/>
      <text:p text:style-name="P3">Diagramas de secuencia</text:p>
      <text:list xml:id="list37560769" text:continue-list="list37575032" text:style-name="L4">
        <text:list-item text:start-value="1">
          <text:p text:style-name="P8">¿Está completo?</text:p>
        </text:list-item>
        <text:list-item>
          <text:p text:style-name="P8">¿Es consistente con el diagrama de clases?</text:p>
        </text:list-item>
        <text:list-item>
          <text:p text:style-name="P8">¿Está bien utilizada la notación?</text:p>
        </text:list-item>
      </text:list>
      <text:p text:style-name="Text_20_body"/>
      <text:p text:style-name="P3">Diagrama de estados</text:p>
      <text:list xml:id="list37577139" text:continue-list="list37560769" text:style-name="L4">
        <text:list-item text:start-value="1">
          <text:p text:style-name="P8">¿Está completo?</text:p>
        </text:list-item>
        <text:list-item>
          <text:p text:style-name="P8">¿Está bien utilizada la notación?</text:p>
        </text:list-item>
      </text:list>
      <text:p text:style-name="Text_20_body"/>
      <text:p text:style-name="P3">Diagrama de paquetes</text:p>
      <text:list xml:id="list37546026" text:continue-list="list37577139" text:style-name="L4">
        <text:list-item text:start-value="1">
          <text:p text:style-name="P8">¿Está completo?</text:p>
        </text:list-item>
        <text:list-item>
          <text:p text:style-name="P8">¿Está bien utilizada la notación?</text:p>
        </text:list-item>
      </text:list>
      <text:p text:style-name="Text_20_body"/>
      <text:h text:style-name="Heading_20_2" text:outline-level="2"><text:soft-page-break/>Código</text:h>
      <text:p text:style-name="P3"/>
      <text:p text:style-name="P3">Generalidades</text:p>
      <text:list xml:id="list37563607" text:style-name="L5">
        <text:list-item>
          <text:p text:style-name="P9">¿Respeta estándares de codificación?</text:p>
        </text:list-item>
        <text:list-item>
          <text:p text:style-name="P9">¿Está correctamente documentado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AR" fo:font-style="normal" fo:text-shadow="none" style:text-underline-style="none" fo:font-weight="normal" style:letter-kerning="true" style:font-size-asian="12pt" style:language-asian="es" style:country-asian="A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Segoe UI" fo:font-size="12pt" fo:letter-spacing="normal" fo:language="es" fo:country="AR" fo:font-style="normal" fo:text-shadow="none" style:text-underline-style="none" fo:font-weight="normal" style:letter-kerning="true" fo:background-color="transparent" style:font-name-asian="Arial Unicode MS" style:font-size-asian="12pt" style:language-asian="es" style:country-asian="A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Cambria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padding="0cm" fo:border-left="none" fo:border-right="none" fo:border-top="none" fo:border-bottom="0.009cm solid #000000" style:shadow="none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6.9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background-color="#000000">
        <style:background-image/>
      </style:paragraph-properties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tarSymbol" style:font-name-asian="OpenSymbol" style:font-name-complex="OpenSymbol"/>
    </style:style>
    <style:style style:name="WW_5f_CharLFO3LVL2" style:display-name="WW_CharLFO3LVL2" style:family="text">
      <style:text-properties style:font-name="StarSymbol" style:font-name-asian="OpenSymbol" style:font-name-complex="OpenSymbol"/>
    </style:style>
    <style:style style:name="WW_5f_CharLFO3LVL3" style:display-name="WW_CharLFO3LVL3" style:family="text">
      <style:text-properties style:font-name="StarSymbol" style:font-name-asian="OpenSymbol" style:font-name-complex="OpenSymbol"/>
    </style:style>
    <style:style style:name="WW_5f_CharLFO3LVL4" style:display-name="WW_CharLFO3LVL4" style:family="text">
      <style:text-properties style:font-name="StarSymbol" style:font-name-asian="OpenSymbol" style:font-name-complex="OpenSymbol"/>
    </style:style>
    <style:style style:name="WW_5f_CharLFO3LVL5" style:display-name="WW_CharLFO3LVL5" style:family="text">
      <style:text-properties style:font-name="StarSymbol" style:font-name-asian="OpenSymbol" style:font-name-complex="OpenSymbol"/>
    </style:style>
    <style:style style:name="WW_5f_CharLFO3LVL6" style:display-name="WW_CharLFO3LVL6" style:family="text">
      <style:text-properties style:font-name="StarSymbol" style:font-name-asian="OpenSymbol" style:font-name-complex="OpenSymbol"/>
    </style:style>
    <style:style style:name="WW_5f_CharLFO3LVL7" style:display-name="WW_CharLFO3LVL7" style:family="text">
      <style:text-properties style:font-name="StarSymbol" style:font-name-asian="OpenSymbol" style:font-name-complex="OpenSymbol"/>
    </style:style>
    <style:style style:name="WW_5f_CharLFO3LVL8" style:display-name="WW_CharLFO3LVL8" style:family="text">
      <style:text-properties style:font-name="StarSymbol" style:font-name-asian="OpenSymbol" style:font-name-complex="OpenSymbol"/>
    </style:style>
    <style:style style:name="WW_5f_CharLFO3LVL9" style:display-name="WW_CharLFO3LVL9" style:family="text">
      <style:text-properties style:font-name="Star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Algoritmos y programación 3-TP 3: Algo3-Man <text:s/><text:page-number text:select-page="current">8</text:page-number>/<text:page-count>8</text:page-count></text:p>
      </style:footer>
    </style:master-page>
    <style:master-page style:name="MPF0" style:page-layout-name="Mpm3" style:next-style-name="MP0"/>
    <style:master-page style:name="MP1" style:page-layout-name="Mpm2">
      <style:footer>
        <text:p text:style-name="MP1">Algoritmos y programación 3-TP 3: Algo3-Man <text:s/><text:page-number text:select-page="current">8</text:page-number>/<text:page-count>8</text:page-count></text:p>
      </style:footer>
    </style:master-page>
    <style:master-page style:name="MP2" style:page-layout-name="Mpm2">
      <style:footer>
        <text:p text:style-name="MP1">Algoritmos y programación 3-TP 3: Algo3-Man <text:s/><text:page-number text:select-page="current">8</text:page-number>/<text:page-count>8</text:page-count></text:p>
      </style:footer>
    </style:master-page>
    <style:master-page style:name="MP3" style:page-layout-name="Mpm2">
      <style:footer>
        <text:p text:style-name="MP1">Algoritmos y programación 3-TP 3: Algo3-Man <text:s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Nicolás Martín Paez</meta:initial-creator>
    <meta:creation-date>2009-11-06T16:45:00</meta:creation-date>
    <dc:date>2009-11-11T17:45:42.82</dc:date>
    <meta:editing-cycles>8</meta:editing-cycles>
    <meta:editing-duration>PT06H29M52S</meta:editing-duration>
    <meta:document-statistic meta:table-count="1" meta:image-count="0" meta:object-count="0" meta:page-count="8" meta:paragraph-count="139" meta:word-count="1070" meta:character-count="6719"/>
    <dc:creator>El fede </dc:creator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/Local%20Settings/Temp/tp3.odt/Normal.dotm"/>
  </office:meta>
</office:document-meta>
</file>